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9mm" svg:height="89.99mm" svg:x="109.48mm" svg:y="11.89mm">
            <draw:object draw:notify-on-update-of-ranges="Feuille1.A1:Feuille1.A1 Feuille1.A2:Feuille1.A6 Feuille1.B1:Feuille1.B1 Feuille1.B2:Feuille1.B6 Feuille1.C2:Feuille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nb pays</text:p>
          </table:table-cell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apgemini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tra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pra Steri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o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 table:number-rows-repeated="19">
          <table:table-cell table:number-columns-repeated="3"/>
        </table:table-row>
        <table:table-row table:style-name="ro1">
          <table:table-cell office:value-type="string" calcext:value-type="string">
            <text:p>insertion diagra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e de don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 nombre de p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ier valeur y dans valeur x en remplacant b par c → termi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rimer legende 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ficher les etiquet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ter les etiquettes : enlever valeur et ajouter catego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aler les axes de sorte à ce qu’ils apparaissent au milieu en cliquant sur les axes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3:51:36.733969583</meta:creation-date>
    <dc:date>2019-10-22T14:12:13.303516511</dc:date>
    <meta:editing-duration>PT9M46S</meta:editing-duration>
    <meta:editing-cycles>1</meta:editing-cycles>
    <meta:document-statistic meta:table-count="1" meta:cell-count="26" meta:object-count="1"/>
    <meta:generator>LibreOffice/6.2.7.1$Linux_X86_64 LibreOffice_project/2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origin="5" chart:reverse-direction="false" text:line-break="false" loext:try-staggering-first="false" chart:link-data-style-to-source="true" chart:axis-position="7"/>
      <style:graphic-properties svg:stroke-color="#b2b2b2"/>
      <style:text-properties fo:font-size="6pt" style:font-size-asian="10pt" style:font-size-complex="10pt"/>
    </style:style>
    <style:style style:name="ch4" style:family="chart" style:data-style-name="N0">
      <style:chart-properties chart:display-label="true" chart:logarithmic="false" chart:origin="7" chart:reverse-direction="false" text:line-break="false" loext:try-staggering-first="false" chart:link-data-style-to-source="true" chart:axis-position="5"/>
      <style:graphic-properties svg:stroke-color="#999999"/>
      <style:text-properties fo:font-size="6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Feuille1.A1:Feuille1.A6 Feuille1.B2:Feuille1.C6 Feuille1.B1:Feuille1.B1" chart:data-source-has-labels="both" svg:x="0.866cm" svg:y="0.42cm" svg:width="14.71cm" svg:height="8.029cm">
          <chartooo:coordinate-region svg:x="0.919cm" svg:y="0.54cm" svg:width="14.549cm" svg:height="7.79cm"/>
          <chart:axis chart:dimension="x" chart:name="primary-x" chart:style-name="ch3" chartooo:axis-type="auto">
            <chart:categories table:cell-range-address="Feuille1.A2:Feuille1.A6"/>
          </chart:axis>
          <chart:axis chart:dimension="y" chart:name="primary-y" chart:style-name="ch4"/>
          <chart:series chart:style-name="ch5" chart:values-cell-range-address="Feuille1.B2:Feuille1.B6" chart:label-cell-address="Feuille1.B1:Feuille1.B1" chart:class="chart:scatter">
            <chart:domain table:cell-range-address="Feuille1.C2:Feuille1.C6"/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A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BM</text:p>
                <draw:g>
                  <svg:desc>Feuille1.A2:Feuille1.A6</svg:desc>
                </draw:g>
              </table:table-cell>
              <table:table-cell office:value-type="float" office:value="9">
                <text:p>9</text:p>
                <draw:g>
                  <svg:desc>Feuille1.C2:Feuille1.C6</svg:desc>
                </draw:g>
              </table:table-cell>
              <table:table-cell office:value-type="float" office:value="12">
                <text:p>12</text:p>
                <draw:g>
                  <svg:desc>Feuille1.B2:Feuille1.B6</svg:desc>
                </draw:g>
              </table:table-cell>
            </table:table-row>
            <table:table-row>
              <table:table-cell office:value-type="string">
                <text:p>Capgemini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ltran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opra Steria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tos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